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3.0013in"/>
    </style:style>
    <style:style style:name="TableColumn5" style:family="table-column">
      <style:table-column-properties style:column-width="3.0013in"/>
    </style:style>
    <style:style style:name="Table3" style:family="table">
      <style:table-properties style:width="6.0027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4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</office:automatic-styles>
  <office:body>
    <office:text text:use-soft-page-breaks="true">
      <text:p text:style-name="P1">Plano de Negócios:</text:p>
      <text:p text:style-name="Normal">Mercado:</text:p>
      <text:p text:style-name="Normal">Produção:</text:p>
      <text:p text:style-name="Normal">Sistema de Produção:</text:p>
      <text:p text:style-name="Normal">Comercialização:</text:p>
      <text:p text:style-name="Normal">Principais Características:</text:p>
      <text:p text:style-name="Normal">Grau Tecnológico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Projeto<text:s/>VAReq</text:p>
          </table:table-cell>
        </table:table-row>
      </table:table>
      <text:p text:style-name="Normal"/>
      <text:p text:style-name="P11">Plano de Negócio</text:p>
      <text:p text:style-name="P12"/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290219570" office:target-frame-name="_top" xlink:show="replace"><text:span text:style-name="Hyperlink">Sumário Executivo</text:span><text:tab/>2</text:a></text:p>
          <text:p text:style-name="P14"><text:a xlink:href="#_Toc290219571" office:target-frame-name="_top" xlink:show="replace"><text:span text:style-name="Hyperlink">1 Plano de Marketing</text:span><text:tab/>2</text:a></text:p>
          <text:p text:style-name="P15"><text:a xlink:href="#_Toc290219572" office:target-frame-name="_top" xlink:show="replace"><text:span text:style-name="Hyperlink">2 Análise de Mercado</text:span><text:tab/>2</text:a></text:p>
          <text:p text:style-name="P16"><text:a xlink:href="#_Toc290219573" office:target-frame-name="_top" xlink:show="replace"><text:span text:style-name="Hyperlink">2 Plano Operacional</text:span><text:tab/>2</text:a></text:p>
          <text:p text:style-name="P17"><text:a xlink:href="#_Toc290219574" office:target-frame-name="_top" xlink:show="replace"><text:span text:style-name="Hyperlink">3 Plano Financeiro</text:span><text:tab/>2</text:a></text:p>
          <text:p text:style-name="P18"><text:a xlink:href="#_Toc290219575" office:target-frame-name="_top" xlink:show="replace"><text:span text:style-name="Hyperlink">4 Construção de Cenário</text:span><text:tab/>2</text:a></text:p>
          <text:p text:style-name="P19"><text:a xlink:href="#_Toc290219576" office:target-frame-name="_top" xlink:show="replace"><text:span text:style-name="Hyperlink">5 Avaliação Estratégica</text:span><text:tab/>2</text:a></text:p>
          <text:p text:style-name="P20"><text:a xlink:href="#_Toc290219577" office:target-frame-name="_top" xlink:show="replace"><text:span text:style-name="Hyperlink">6 Avaliação do Plano de Negócio</text:span><text:tab/>2</text:a></text:p>
          <text:p text:style-name="P21"><text:a xlink:href="#_Toc290219578" office:target-frame-name="_top" xlink:show="replace"><text:span text:style-name="Hyperlink">7 Roteiro<text:s/></text:span><text:span text:style-name="Hyperlink">para Coleta de Informações Consolidado</text:span><text:tab/>2</text:a></text:p>
          <text:p text:style-name="P22"><text:a xlink:href="#_Toc290219579" office:target-frame-name="_top" xlink:show="replace"><text:span text:style-name="Hyperlink">Referências</text:span><text:tab/>2</text:a></text:p>
        </text:index-body>
      </text:table-of-content>
      <text:p text:style-name="P23"/>
      <text:p text:style-name="P24"/>
      <text:h text:style-name="Título1" text:outline-level="1"><text:bookmark-start text:name="_Toc290219570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1 Sumário Executivo<text:bookmark-end text:name="_Toc290219570"/></text:h>
      <text:p text:style-name="Normal"/>
      <text:p text:style-name="Normal"/>
      <text:h text:style-name="Título1" text:outline-level="1"><text:bookmark-start text:name="_Toc290219572"/><text:soft-page-break/>2 Análise de Mercado<text:bookmark-end text:name="_Toc290219572"/></text:h>
      <text:p text:style-name="Normal"/>
      <text:p text:style-name="Normal"/>
      <text:p text:style-name="Normal"><text:tab/></text:p>
      <text:h text:style-name="Título1" text:outline-level="1"><text:bookmark-start text:name="_Toc290219571"/>3 Plano de Marketing<text:bookmark-end text:name="_Toc290219571"/></text:h>
      <text:h text:style-name="Título1" text:outline-level="1"><text:bookmark-start text:name="_Toc290219573"/>4 Plano Operacional<text:bookmark-end text:name="_Toc290219573"/></text:h>
      <text:h text:style-name="Título1" text:outline-level="1"><text:bookmark-start text:name="_Toc290219574"/>5 Plano Financeiro<text:bookmark-end text:name="_Toc290219574"/></text:h>
      <text:h text:style-name="Título1" text:outline-level="1"><text:bookmark-start text:name="_Toc290219575"/>6 Construção de Cenário<text:bookmark-end text:name="_Toc290219575"/></text:h>
      <text:h text:style-name="Título1" text:outline-level="1"><text:bookmark-start text:name="_Toc290219576"/>7 Avaliação Estratégica<text:bookmark-end text:name="_Toc290219576"/></text:h>
      <text:h text:style-name="Título1" text:outline-level="1"><text:bookmark-start text:name="_Toc290219577"/>8 Avaliação do Plano de Negócio<text:bookmark-end text:name="_Toc290219577"/></text:h>
      <text:h text:style-name="Título1" text:outline-level="1"><text:bookmark-start text:name="_Toc290219578"/>9 Roteiro para Coleta de Informações Consolidado<text:bookmark-end text:name="_Toc290219578"/></text:h>
      <text:h text:style-name="Título1" text:outline-level="1"><text:bookmark-start text:name="_Toc290219579"/>Referências<text:bookmark-end text:name="_Toc290219579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1-11-04T23:04:00Z</meta:creation-date>
    <dc:date>2012-05-30T11:08:00Z</dc:date>
    <meta:template xlink:href="Normal" xlink:type="simple"/>
    <meta:editing-cycles>4</meta:editing-cycles>
    <meta:editing-duration>PT97500S</meta:editing-duration>
    <meta:document-statistic meta:page-count="3" meta:paragraph-count="2" meta:word-count="162" meta:character-count="1038" meta:row-count="7" meta:non-whitespace-character-count="878"/>
  </office:meta>
</office:document-meta>
</file>